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0d029a" style:font-weight-asian="bold" style:font-weight-complex="bold"/>
    </style:style>
    <style:style style:name="P3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weight="bold" officeooo:paragraph-rsid="001b02e8" style:font-weight-asian="bold" style:font-weight-complex="bold"/>
    </style:style>
    <style:style style:name="P5" style:family="paragraph" style:parent-style-name="Preformatted_20_Text">
      <style:text-properties fo:font-style="italic" officeooo:paragraph-rsid="000d029a" style:font-style-asian="italic" style:font-style-complex="italic"/>
    </style:style>
    <style:style style:name="P6" style:family="paragraph" style:parent-style-name="Preformatted_20_Text">
      <style:text-properties officeooo:paragraph-rsid="000d029a"/>
    </style:style>
    <style:style style:name="P7" style:family="paragraph" style:parent-style-name="Preformatted_20_Text">
      <style:text-properties officeooo:paragraph-rsid="001458e4"/>
    </style:style>
    <style:style style:name="P8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officeooo:rsid="0017c8d6" officeooo:paragraph-rsid="001b00f1"/>
    </style:style>
    <style:style style:name="P9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officeooo:rsid="0017c8d6" officeooo:paragraph-rsid="001b01a9"/>
    </style:style>
    <style:style style:name="P10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officeooo:rsid="0017c8d6" officeooo:paragraph-rsid="001b02e8"/>
    </style:style>
    <style:style style:name="P11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officeooo:rsid="0017c8d6" officeooo:paragraph-rsid="001cbee7"/>
    </style:style>
    <style:style style:name="P12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officeooo:rsid="0017c8d6" officeooo:paragraph-rsid="001e49a2"/>
    </style:style>
    <style:style style:name="P13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officeooo:rsid="0017c8d6" officeooo:paragraph-rsid="001a48d0"/>
    </style:style>
    <style:style style:name="P14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weight="normal" officeooo:paragraph-rsid="001b02e8" style:font-weight-asian="normal" style:font-weight-complex="normal"/>
    </style:style>
    <style:style style:name="P15" style:family="paragraph" style:parent-style-name="Preformatted_20_Text">
      <style:text-properties officeooo:paragraph-rsid="001e728d"/>
    </style:style>
    <style:style style:name="P16" style:family="paragraph" style:parent-style-name="Preformatted_20_Text">
      <style:text-properties officeooo:paragraph-rsid="002049c7"/>
    </style:style>
    <style:style style:name="T1" style:family="text">
      <style:text-properties fo:font-weight="normal" officeooo:rsid="002494e1" style:font-weight-asian="normal" style:font-weight-complex="normal"/>
    </style:style>
    <style:style style:name="T2" style:family="text">
      <style:text-properties fo:font-weight="normal" officeooo:rsid="0027fe61" style:font-weight-asian="normal" style:font-weight-complex="normal"/>
    </style:style>
    <style:style style:name="T3" style:family="text">
      <style:text-properties officeooo:rsid="00116356"/>
    </style:style>
    <style:style style:name="T4" style:family="text">
      <style:text-properties officeooo:rsid="001458e4"/>
    </style:style>
    <style:style style:name="T5" style:family="text">
      <style:text-properties officeooo:rsid="00159476"/>
    </style:style>
    <style:style style:name="T6" style:family="text">
      <style:text-properties officeooo:rsid="0017b456"/>
    </style:style>
    <style:style style:name="T7" style:family="text">
      <style:text-properties officeooo:rsid="0018f280"/>
    </style:style>
    <style:style style:name="T8" style:family="text">
      <style:text-properties officeooo:rsid="001b01a9"/>
    </style:style>
    <style:style style:name="T9" style:family="text">
      <style:text-properties officeooo:rsid="001e728d"/>
    </style:style>
    <style:style style:name="T10" style:family="text">
      <style:text-properties officeooo:rsid="002049c7"/>
    </style:style>
    <style:style style:name="T11" style:family="text">
      <style:text-properties officeooo:rsid="00214a4a"/>
    </style:style>
    <style:style style:name="T12" style:family="text">
      <style:text-properties officeooo:rsid="0021f1d3"/>
    </style:style>
    <style:style style:name="T13" style:family="text">
      <style:text-properties officeooo:rsid="00232f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-----------------------------------------------------------------------------</text:p>
      <text:p text:style-name="P5"/>
      <text:p text:style-name="P5"><text:span text:style-name="T1"><text:s text:c="2"/>This documentation by </text:span><text:a xlink:type="simple" xlink:href="http://www.mzuther.de/" text:style-name="Internet_20_link" text:visited-style-name="Visited_20_Internet_20_Link"><text:span text:style-name="T1">Martin Zuther</text:span></text:a><text:span text:style-name="T1"> is licensed under a </text:span><text:a xlink:type="simple" xlink:href="http://creativecommons.org/licenses/by-sa/4.0/" text:style-name="Internet_20_link" text:visited-style-name="Visited_20_Internet_20_Link"><text:span text:style-name="T1">Creative Commons</text:span></text:a></text:p>
      <text:p text:style-name="P5"><text:span text:style-name="T1"><text:s text:c="2"/></text:span><text:a xlink:type="simple" xlink:href="http://creativecommons.org/licenses/by-sa/4.0/" text:style-name="Internet_20_link" text:visited-style-name="Visited_20_Internet_20_Link"><text:span text:style-name="T1">Attribution-ShareAlike 4.0</text:span></text:a><text:span text:style-name="T2"> International</text:span><text:span text:style-name="T1"> License.</text:span></text:p>
      <text:p text:style-name="P5"/>
      <text:p text:style-name="P5">------------------------------------------------------------------------------</text:p>
      <text:p text:style-name="P5"/>
      <text:p text:style-name="P6"/>
      <text:p text:style-name="P2"><text:span text:style-name="T3">EBU Tech 3341</text:span> (48 kHz, 16 bit, <text:span text:style-name="T6">2 </text:span>channels)</text:p>
      <text:p text:style-name="P1">==========================================</text:p>
      <text:p text:style-name="P7">Please download the <text:span text:style-name="T4">EBU Loudness test set v05 </text:span>from <text:a xlink:type="simple" xlink:href="https://tech.ebu.ch/publications/ebu_loudness_test_set" text:style-name="Internet_20_link" text:visited-style-name="Visited_20_Internet_20_Link"><text:span text:style-name="T4">https://tech.ebu.ch/publications/ebu_loudness_test_set</text:span></text:a>. <text:s/>Below is a summary of the <text:span text:style-name="T12">EBU Tech 3341 </text:span>PDF file. <text:s/>Measured <text:span text:style-name="T13">maximum true peak </text:span>levels may deviate by a maximum of <text:span text:style-name="T5">+</text:span>0.<text:span text:style-name="T5">2</text:span> <text:span text:style-name="T5">dBTP and -0.4 dBTP</text:span>.</text:p>
      <text:p text:style-name="Preformatted_20_Text"/>
      <text:p text:style-name="P3"/>
      <text:p text:style-name="P3">File<text:tab/>Readout<text:tab/>K-20</text:p>
      <text:p text:style-name="P13">seq-3341-15-24bit.wav<text:tab/>−6.0 dBTP<text:tab/>+14.0 dBTP</text:p>
      <text:p text:style-name="P8">seq-3341-16-24bit.wav<text:tab/>−<text:span text:style-name="T7">6</text:span>.0 <text:span text:style-name="T7">dBTP<text:tab/>+14</text:span>.0 <text:span text:style-name="T7">dBTP</text:span></text:p>
      <text:p text:style-name="P8">seq-3341-17-24bit.wav<text:tab/>−<text:span text:style-name="T7">6</text:span>.0 <text:span text:style-name="T7">dBTP<text:tab/>+14</text:span>.0 <text:span text:style-name="T7">dBTP</text:span></text:p>
      <text:p text:style-name="P12">seq-3341-18-24bit.wav<text:tab/>−<text:span text:style-name="T7">6</text:span>.0 <text:span text:style-name="T7">dBTP<text:tab/>+14</text:span>.0 <text:span text:style-name="T7">dBTP</text:span></text:p>
      <text:p text:style-name="P11"/>
      <text:p text:style-name="P11">seq-3341-19-24bit.wav<text:tab/><text:span text:style-name="T8">+3</text:span>.0 <text:span text:style-name="T7">dBTP<text:tab/>+23</text:span>.0 <text:span text:style-name="T7">dBTP</text:span></text:p>
      <text:p text:style-name="P9"/>
      <text:p text:style-name="P9">seq-3341-20-24bit.wav<text:tab/> <text:span text:style-name="T8">0</text:span>.0 <text:span text:style-name="T7">dBTP<text:tab/>+20</text:span>.0 <text:span text:style-name="T7">dBTP</text:span></text:p>
      <text:p text:style-name="P9">seq-3341-21-24bit.wav<text:tab/> <text:span text:style-name="T8">0</text:span>.0 <text:span text:style-name="T7">dBTP<text:tab/>+20</text:span>.0 <text:span text:style-name="T7">dBTP</text:span></text:p>
      <text:p text:style-name="P9">seq-3341-22-24bit.wav<text:tab/> <text:span text:style-name="T8">0</text:span>.0 <text:span text:style-name="T7">dBTP<text:tab/>+20</text:span>.0 <text:span text:style-name="T7">dBTP</text:span></text:p>
      <text:p text:style-name="P10">seq-3341-23-24bit.wav<text:tab/> 0.0 dBTP<text:tab/>+20.0 dBTP</text:p>
      <text:p text:style-name="P14"/>
      <text:p text:style-name="P14"/>
      <text:p text:style-name="P4">Validation settings</text:p>
      <text:p text:style-name="P1">===================</text:p>
      <text:p text:style-name="Preformatted_20_Text">File: <text:s text:c="4"/>meter_ballistics.flac</text:p>
      <text:p text:style-name="P1">Host SR: <text:s/>48 000 Hz</text:p>
      <text:p text:style-name="Preformatted_20_Text">Channel: <text:s/>All</text:p>
      <text:p text:style-name="P16">Display: <text:s/>[ ] Peak meter level</text:p>
      <text:p text:style-name="P16"><text:s text:c="10"/>[ ] <text:span text:style-name="T10">True p</text:span>eak meter level</text:p>
      <text:p text:style-name="P16"><text:s text:c="10"/>[ ] Average meter level</text:p>
      <text:p text:style-name="P15"><text:s text:c="10"/>[ ] Maximum peak level</text:p>
      <text:p text:style-name="P15"><text:s text:c="10"/>[<text:span text:style-name="T11">x</text:span>] Max. <text:span text:style-name="T9">true </text:span>peak level</text:p>
      <text:p text:style-name="P15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6T17:08:52.269152638</dc:date>
    <meta:generator>LibreOffice/5.1.4.2$Linux_X86_64 LibreOffice_project/10m0$Build-2</meta:generator>
    <meta:editing-duration>PT1H14M18S</meta:editing-duration>
    <meta:editing-cycles>110</meta:editing-cycles>
    <dc:creator>Martin Zuther</dc:creator>
    <meta:document-statistic meta:table-count="0" meta:image-count="0" meta:object-count="0" meta:page-count="1" meta:paragraph-count="29" meta:word-count="160" meta:character-count="1333" meta:non-whitespace-character-count="1125"/>
  </office:meta>
</office:document-meta>
</file>